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총 가능출석</text:p>
          </table:table-cell>
          <table:table-cell office:value-type="string" calcext:value-type="string">
            <text:p>출석 수</text:p>
          </table:table-cell>
          <table:table-cell/>
          <table:table-cell office:value-type="string" calcext:value-type="string">
            <text:p>출석%</text:p>
          </table:table-cell>
          <table:table-cell/>
          <table:table-cell office:value-type="string" calcext:value-type="string">
            <text:p>총 출석%</text:p>
          </table:table-cell>
        </table:table-row>
        <table:table-row table:style-name="ro1">
          <table:table-cell/>
          <table:table-cell office:value-type="string" calcext:value-type="string">
            <text:p>5월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[.D2]/[.C2]*100" office:value-type="float" office:value="83.3333333333333" calcext:value-type="float">
            <text:p>83</text:p>
          </table:table-cell>
          <table:table-cell/>
          <table:table-cell table:style-name="ce3" table:formula="of:=SUM([.D2:.D7])/SUM([.C2:.C7])*100" office:value-type="float" office:value="89.1304347826087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6월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[.D3]/[.C3]*100" office:value-type="float" office:value="71.4285714285714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월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[.D4]/[.C4]*100" office:value-type="float" office:value="87.5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월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3" table:formula="of:=[.D5]/[.C5]*100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월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[.D6]/[.C6]*100" office:value-type="float" office:value="87.5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월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3" table:formula="of:=[.D7]/[.C7]*100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작성 해야하는 문서</text:p>
          </table:table-cell>
          <table:covered-table-cell/>
          <table:table-cell/>
          <table:table-cell table:style-name="ce2" office:value-type="string" calcext:value-type="string" table:number-columns-spanned="4" table:number-rows-spanned="1">
            <text:p>봉오동 전투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table-cell/>
          <table:table-cell table:style-name="ce2" office:value-type="string" calcext:value-type="string" table:number-columns-spanned="4" table:number-rows-spanned="1">
            <text:p>인천상륙작전</text:p>
          </table:table-cell>
          <table:covered-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4" table:number-rows-spanned="1">
            <text:p>자신의 고장에 있는 유적지 3가지 이상 보고서 각 1장씩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4" table:number-rows-spanned="1">
            <text:p>영천지역 유적지 2가지 이상 보고서 각 1장씩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4" table:number-rows-spanned="1">
            <text:p>9월 4주간 동아리 활동 소감문 작성</text:p>
          </table:table-cell>
          <table:covered-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4" table:number-rows-spanned="1">
            <text:p>일제시대를 어떻게 볼 것인가? 에대한 토의자료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4" table:number-rows-spanned="1">
            <text:p>흥선대원군의 통상수교거부정책 에대한 토의자료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4" table:number-rows-spanned="1">
            <text:p>급진개화파와 온건개화파 에대한 토의자료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4" table:number-rows-spanned="1">
            <text:p>10월 5주간 동아리 활동 소감문 작성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number:number-style style:name="N148">
      <number:number number:decimal-places="1" loext:min-decimal-places="1" number:min-integer-digits="1" number:grouping="true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4:00:55.986000000</meta:creation-date>
    <dc:date>2021-10-03T14:15:24.239000000</dc:date>
    <meta:editing-duration>PT1M16S</meta:editing-duration>
    <meta:editing-cycles>1</meta:editing-cycles>
    <meta:document-statistic meta:table-count="1" meta:cell-count="39" meta:object-count="0"/>
    <meta:generator>Neat_Office/6.2.8.2$Windows_x86 LibreOffice_project/</meta:generator>
  </office:meta>
</office:document-meta>
</file>